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rmal_20__28_Web_29_">
      <style:paragraph-properties fo:margin-top="0cm" fo:margin-bottom="0cm" style:contextual-spacing="false" fo:text-align="justify" style:justify-single-word="false" fo:text-indent="1cm" style:auto-text-indent="false"/>
    </style:style>
    <style:style style:name="P3" style:family="paragraph" style:parent-style-name="Normal_20__28_Web_29_">
      <style:paragraph-properties fo:margin-top="0cm" fo:margin-bottom="0cm" style:contextual-spacing="false" fo:text-align="justify" style:justify-single-word="false"/>
    </style:style>
    <style:style style:name="P4" style:family="paragraph" style:parent-style-name="Normal_20__28_Web_29_">
      <style:paragraph-properties fo:margin-top="0cm" fo:margin-bottom="0cm" style:contextual-spacing="false" fo:text-align="justify" style:justify-single-word="false" fo:text-indent="1.249cm" style:auto-text-indent="false"/>
    </style:style>
    <style:style style:name="P5" style:family="paragraph" style:parent-style-name="Normal_20__28_Web_29_">
      <style:paragraph-properties fo:margin-top="0cm" fo:margin-bottom="0cm" style:contextual-spacing="false" fo:text-align="justify" style:justify-single-word="false"/>
      <style:text-properties fo:font-size="14pt" style:font-size-asian="14pt" style:font-size-complex="14pt"/>
    </style:style>
    <style:style style:name="P6" style:family="paragraph" style:parent-style-name="Standard">
      <style:paragraph-properties fo:margin-top="0cm" fo:margin-bottom="0cm" style:contextual-spacing="false" fo:line-height="100%" fo:text-align="center" style:justify-single-word="false"/>
    </style:style>
    <style:style style:name="P7" style:family="paragraph" style:parent-style-name="Standard">
      <style:paragraph-properties fo:margin-top="0cm" fo:margin-bottom="0cm" style:contextual-spacing="false" fo:line-height="100%" fo:text-align="justify" style:justify-single-word="false" fo:text-indent="1cm" style:auto-text-indent="false"/>
    </style:style>
    <style:style style:name="P8" style:family="paragraph" style:parent-style-name="Standard">
      <loext:graphic-properties draw:fill="solid" draw:fill-color="#ffffff"/>
      <style:paragraph-properties fo:margin-top="0cm" fo:margin-bottom="0cm" style:contextual-spacing="false" fo:line-height="100%" fo:text-align="justify" style:justify-single-word="false" fo:text-indent="1cm" style:auto-text-indent="false" fo:background-color="#ffffff"/>
    </style:style>
    <style:style style:name="P9" style:family="paragraph" style:parent-style-name="Standard">
      <style:paragraph-properties fo:margin-top="0cm" fo:margin-bottom="0cm" style:contextual-spacing="false" fo:line-height="100%" fo:text-align="justify" style:justify-single-word="false"/>
    </style:style>
    <style:style style:name="P10"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11" style:family="paragraph" style:parent-style-name="Standard">
      <style:paragraph-properties fo:margin-top="0cm" fo:margin-bottom="0cm" style:contextual-spacing="false"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12" style:family="paragraph" style:parent-style-name="Standard">
      <style:paragraph-properties fo:margin-top="0cm" fo:margin-bottom="0cm" style:contextual-spacing="false" fo:line-height="100%" fo:text-align="justify" style:justify-single-word="false"/>
      <style:text-properties style:font-name="Times New Roman" fo:font-size="14pt" style:font-size-asian="14pt" style:font-name-complex="Times New Roman1" style:font-size-complex="14pt"/>
    </style:style>
    <style:style style:name="P13" style:family="paragraph" style:parent-style-name="Standard">
      <style:paragraph-properties fo:margin-top="0cm" fo:margin-bottom="0cm" style:contextual-spacing="false" fo:text-align="justify" style:justify-single-word="false"/>
    </style:style>
    <style:style style:name="P14" style:family="paragraph" style:parent-style-name="Standard">
      <style:paragraph-properties fo:margin-top="0cm" fo:margin-bottom="0cm" style:contextual-spacing="false" fo:text-align="justify" style:justify-single-word="false" fo:text-indent="1.251cm" style:auto-text-indent="false"/>
    </style:style>
    <style:style style:name="T1" style:family="text">
      <style:text-properties style:font-name="Times New Roman" fo:font-size="14pt" fo:language="ru" fo:country="RU" fo:font-weight="bold" style:font-size-asian="14pt" style:font-weight-asian="bold"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language-asian="ru" style:country-asian="RU" style:font-weight-asian="bold"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style:font-name-asian="Times New Roman1" style:font-size-asian="14pt" style:language-asian="uk" style:country-asian="UA" style:font-name-complex="Times New Roman1" style:font-size-complex="14pt"/>
    </style:style>
    <style:style style:name="T6" style:family="text">
      <style:text-properties style:font-name="Times New Roman" fo:font-size="14pt" fo:background-color="#ffffff" loext:char-shading-value="0" style:font-size-asian="14pt" style:font-name-complex="Times New Roman1" style:font-size-complex="14pt"/>
    </style:style>
    <style:style style:name="T7" style:family="text">
      <style:text-properties style:font-name="Times New Roman" fo:font-size="14pt" style:letter-kerning="true" style:font-name-asian="SimSun" style:font-size-asian="14pt" style:font-name-complex="Times New Roman1" style:font-size-complex="14pt" style:font-weight-complex="bold"/>
    </style:style>
    <style:style style:name="T8" style:family="text">
      <style:text-properties style:text-position="super 58%" style:font-name="Times New Roman" fo:font-size="14pt" style:font-size-asian="14pt" style:font-name-complex="Times New Roman1" style:font-size-complex="14pt"/>
    </style:style>
    <style:style style:name="T9" style:family="text">
      <style:text-properties fo:font-size="14pt" style:font-size-asian="14pt" style:font-size-complex="14pt"/>
    </style:style>
    <style:style style:name="T10" style:family="text">
      <style:text-properties fo:font-size="14pt" style:font-size-asian="14pt" style:font-size-complex="14pt" loext:padding="0cm" loext:border="none" loext:shadow="none"/>
    </style:style>
    <style:style style:name="T11" style:family="text">
      <style:text-properties fo:font-size="14pt" fo:language="ru" fo:country="RU" style:font-size-asian="14pt" style:font-size-complex="14pt"/>
    </style:style>
    <style:style style:name="T12" style:family="text">
      <style:text-properties fo:font-size="14pt" fo:language="ru" fo:country="RU" style:font-size-asian="14pt" style:font-size-complex="14pt" loext:padding="0cm" loext:border="none" loext:shadow="none"/>
    </style:style>
    <style:style style:name="T13" style:family="text">
      <style:text-properties fo:font-size="14pt" style:letter-kerning="true" style:font-name-asian="SimSun" style:font-size-asian="14pt" style:font-size-complex="14pt" style:font-weight-complex="bold"/>
    </style:style>
    <style:style style:name="T14" style:family="text">
      <style:text-properties fo:color="#2d2c37" loext:opacity="100%" fo:font-size="14pt" fo:background-color="#ffffff" loext:char-shading-value="0" style:font-size-asian="14pt" style:font-size-complex="14pt"/>
    </style:style>
    <style:style style:name="T15" style:family="text">
      <style:text-properties fo:color="#2d2c37" loext:opacity="100%" style:font-name="Times New Roman" fo:font-size="14pt" fo:background-color="#ffffff" loext:char-shading-value="0" style:font-size-asian="14pt" style:font-name-complex="Times New Roman1" style:font-size-complex="14pt"/>
    </style:style>
    <style:style style:name="T16" style:family="text">
      <style:text-properties fo:color="#2d2c37" loext:opacity="100%" style:font-name="Times New Roman" fo:font-size="14pt"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1"><text:s/></text:span><text:span text:style-name="T2">ЗВІТ СТАРОСТИ ЛАНОВЕЦЬКОЇ МІСЬКОЇ РАДИ – </text:span></text:p>
      <text:p text:style-name="P6" loext:marker-style-name="T3"><text:span text:style-name="T2">СІЛ </text:span><text:span text:style-name="T1">ЮСЬКІВЦІ, КРАСНОЛУКА </text:span><text:span text:style-name="T3">ЗА 2025 РІК</text:span></text:p>
      <text:p text:style-name="P10" loext:marker-style-name="T2"/>
      <text:p text:style-name="P7" loext:marker-style-name="T4"><text:span text:style-name="T4">Згідно із статтею 54</text:span><text:span text:style-name="T8">1</text:span><text:span text:style-name="T4"> Закону України «Про місцеве самоврядування в Україні», Положенням про старосту Лановецької міської ради, затвердженим рішенням міської ради від 18 грудня 2020 року № 27, звітую про свою роботу на посаді старости Лановецької міської ради – сіл Юськівці, Краснолука за 2025 рік. <text:s text:c="2"/></text:span></text:p>
      <text:p text:style-name="P7" loext:marker-style-name="T4"><text:span text:style-name="T4">Виконання своїх повноважень розпочала 04 грудня 2020 року на підставі рішення міської ради від 03 грудня 2020 року № 07 «Про затвердження старост».</text:span><text:span text:style-name="T4"/></text:p>
      <text:p text:style-name="P7" loext:marker-style-name="T4"><text:span text:style-name="T4">До складу старостинського округу належить два села: Юськівці, Краснолука, площа, якого складає 3000 га. Загальна кількість населення 1250 осіб, домогосподарств – 538.</text:span><text:span text:style-name="T4"/></text:p>
      <text:p text:style-name="P7" loext:marker-style-name="T4"><text:span text:style-name="T4">На території старостинського округу розташовані 4 бюджетні установи:</text:span><text:span text:style-name="T4"/></text:p>
      <text:p text:style-name="P7" loext:marker-style-name="T4"><text:span text:style-name="T4">1) Юськовецький заклад загальної середньої освіти І-ІІІ ступенів (111 учнів);</text:span><text:span text:style-name="T4"/></text:p>
      <text:p text:style-name="P7" loext:marker-style-name="T4"><text:span text:style-name="T4">2) дошкільний підрозділ Юськовецького закладу загальної середньої освіти І-ІІІ ступенів (10 вихованців);</text:span><text:span text:style-name="T4"/></text:p>
      <text:p text:style-name="P7" loext:marker-style-name="T4"><text:span text:style-name="T4">3) Краснолуцька філія Лановецького закладу загальної середньої освіти І-ІІІ ступенів №2 (шкільний підрозділ – 12 учнів);</text:span><text:span text:style-name="T4"/></text:p>
      <text:p text:style-name="P7" loext:marker-style-name="T4"><text:span text:style-name="T4">4) Амбулаторія загальної практики сімейної медицини с. Юськівці.</text:span><text:span text:style-name="T4"/></text:p>
      <text:p text:style-name="P7" loext:marker-style-name="T4"><text:span text:style-name="T4">Відповідно до покладених на мене повноважень:</text:span><text:span text:style-name="T4"/></text:p>
      <text:p text:style-name="P7" loext:marker-style-name="T4"><text:span text:style-name="T4">1) брала участь:</text:span><text:span text:style-name="T4"/></text:p>
      <text:p text:style-name="P7" loext:marker-style-name="T4"><text:span text:style-name="T4">у пленарних засіданнях сесії міської ради, виконавчого комітету з можливістю виступів, унесенням пропозицій до порядку денного засідань виконавчого комітету;</text:span><text:span text:style-name="T4"/></text:p>
      <text:p text:style-name="P7" loext:marker-style-name="T4"><text:span text:style-name="T4">у здійсненні контролю за станом благоустрою відповідних сіл;</text:span><text:span text:style-name="T4"/></text:p>
      <text:p text:style-name="P7" loext:marker-style-name="T5"><text:span text:style-name="T4">2)</text:span><text:span text:style-name="T5"> здійснювала <text:s/>прийом громадян та допомагала вирішувати їхні проблеми різного характеру;</text:span></text:p>
      <text:p text:style-name="P7" loext:marker-style-name="T4"><text:span text:style-name="T4">3) сприяла жителям сіл:</text:span><text:span text:style-name="T4"/></text:p>
      <text:p text:style-name="P7" loext:marker-style-name="T4"><text:span text:style-name="T4">у підготовці документів, що подавалися до органів місцевого самоврядування та до органів державної виконавчої влади;</text:span><text:span text:style-name="T4"/></text:p>
      <text:p text:style-name="P7" loext:marker-style-name="T4"><text:span text:style-name="T4">діяльності органів самоорганізації населення, організації та проведенню зборів та інших форм безпосередньої участі у вирішенні питань місцевого значення;</text:span><text:span text:style-name="T4"/></text:p>
      <text:p text:style-name="P7" loext:marker-style-name="T4"><text:span text:style-name="T4">4) здійснювала обстеження, визначення шляхів та вирішення основних проблем, брала участь у заходах, спрямованих на подолання складних життєвих обставин осіб, які опинилися в таких обставинах;</text:span><text:span text:style-name="T4"/></text:p>
      <text:p text:style-name="P8" loext:marker-style-name="T5"><text:span text:style-name="T5">5) здійснювалась видача актів обстеження матеріально-побутових умов сімей, актів підтвердження фактичного місця проживання громадян на території населеного пункту, характеристик на жителів села до різних організацій;</text:span><text:span text:style-name="T5"/></text:p>
      <text:p text:style-name="P8" loext:marker-style-name="T5"><text:span text:style-name="T5">6) виконувались нотаріальні дії в межах компетенції, засвідчувались копії документів;</text:span><text:span text:style-name="T5"/></text:p>
      <text:p text:style-name="P8" loext:marker-style-name="T5"><text:span text:style-name="T5">7) проводилась реєстрація та зняття з реєстрації місця проживання фізичних осіб на території населених пунктів;</text:span><text:span text:style-name="T5"/></text:p>
      <text:p text:style-name="P2" loext:marker-style-name="T9"><text:span text:style-name="T9">8) організовано вручення квитанцій із сплати земельного податку та податку на нерухоме майно відмінне від земельного. Проведено роз’яснювальну роботу щодо оформлення належним чином документів – колишніх господарських дворів; </text:span><text:span text:style-name="T9"/></text:p>
      <text:p text:style-name="P2" loext:marker-style-name="T9"><text:span text:style-name="T9">9) проводилась робота із внесенням відомостей до ЄДРИ;</text:span><text:span text:style-name="T9"/></text:p>
      <text:p text:style-name="P3" loext:marker-style-name="T9"><text:soft-page-break/><text:span text:style-name="T9"><text:s text:c="7"/>10)</text:span><text:span text:style-name="T11"> </text:span><text:span text:style-name="T9">здійснюється збір ТПВ два рази на місяць.</text:span></text:p>
      <text:p text:style-name="P8" loext:marker-style-name="T5"><text:span text:style-name="T5">У моїй роботі допомагає діловод відділу організаційно-виконавчої роботи міської ради Юлія Цебрій. Протягом року здійснювали ведення  книг погосподарського обліку та видачу довідок для оформлення субсидії на природний газ та тверде паливо, допомагали в оформленні допомоги малозабезпеченим родинам, </text:span><text:bookmark-start text:name="_Hlk220399509"/><text:span text:style-name="T5">внутрішньо переміщеним особам</text:span><text:bookmark-end text:name="_Hlk220399509"/><text:span text:style-name="T5">, одиноким матерям, тощо.</text:span><text:span text:style-name="T5"/></text:p>
      <text:p text:style-name="P8" loext:marker-style-name="T4"><text:span text:style-name="T4">Прийом жителів здійснюється чотири дні на тиждень з </text:span><text:bookmark-start text:name="_Hlk220399566"/><text:span text:style-name="T4">08:00 до 16:00 год</text:span><text:bookmark-end text:name="_Hlk220399566"/><text:span text:style-name="T4">, у селі Юськівці – понеділок, четвер, у селі Краснолука – вівторок, п’ятниця.</text:span><text:span text:style-name="T4"/></text:p>
      <text:p text:style-name="P7" loext:marker-style-name="T4"><text:span text:style-name="T4">За звітний період зареєстровано </text:span><text:bookmark-start text:name="_Hlk220399589"/><text:span text:style-name="T4">603 звернення </text:span><text:bookmark-end text:name="_Hlk220399589"/><text:span text:style-name="T4">та надано послуг:</text:span><text:span text:style-name="T4"/></text:p>
      <text:p text:style-name="P7" loext:marker-style-name="T4"><text:span text:style-name="T4">1) 27 – послуг реєстрації / зняття з реєстрації місця проживання;</text:span><text:span text:style-name="T4"/></text:p>
      <text:p text:style-name="P7" loext:marker-style-name="T4"><text:span text:style-name="T4">2) 38 – послуг землевпорядкування та архітектури;</text:span><text:span text:style-name="T4"/></text:p>
      <text:p text:style-name="P7" loext:marker-style-name="T4"><text:span text:style-name="T4">3) 24 – нотаріальні дії;</text:span><text:span text:style-name="T4"/></text:p>
      <text:p text:style-name="P7" loext:marker-style-name="T4"><text:span text:style-name="T4">4) 102 – послуги соціального характеру;</text:span><text:span text:style-name="T4"/></text:p>
      <text:p text:style-name="P7" loext:marker-style-name="T4"><text:span text:style-name="T4">5) 176 – видано витягів про зареєстрованих у приміщеннях/будинку осіб, довідок-характеристик, довідок про реєстрацію місця проживання;</text:span><text:span text:style-name="T4"/></text:p>
      <text:p text:style-name="P7" loext:marker-style-name="T4"><text:span text:style-name="T4">6) 33 – видано довідок із земельних питань;</text:span><text:span text:style-name="T4"/></text:p>
      <text:p text:style-name="P7" loext:marker-style-name="T4"><text:span text:style-name="T4">7) 5 – довідок ВПО;</text:span><text:span text:style-name="T4"/></text:p>
      <text:p text:style-name="P7" loext:marker-style-name="T4"><text:span text:style-name="T4">8) 22 – субсидії;</text:span><text:span text:style-name="T4"/></text:p>
      <text:p text:style-name="P7" loext:marker-style-name="T4"><text:span text:style-name="T4">9) 176 – <text:s/>послуги, спрямовані на коригування адреси домогосподарств, надання одноразових матеріальних допомог, видалення зелених насаджень, видачу дозволу на порушення об’єкту благоустрою, соціально-правовий захист дітей та ін.</text:span><text:span text:style-name="T4"/></text:p>
      <text:p text:style-name="P7" loext:marker-style-name="T6"><text:span text:style-name="T6">2025 рік став для наших громад і для всієї України ще одним роком важких випробувань. Війна продовжувала забирати найцінніше — людські життя, залишаючи свій гіркий слід у кожній родині, у кожному серці. На жаль, минулого року ми втратили трьох односельчан, мужніх воїнів, наших Захисників, які стали на оборону України й віддали за неї найцінніше — своє життя: Мокрицького Олега Олександровича – 15.01, Черняка Богдана Олеговича – 29.06 та Силюка Назарія Миколайовича – 17.12. Їхній подвиг назавжди залишиться в пам’яті громади, у наших серцях і молитвах. Схиляємо голови перед кожною родиною, яка зазнала непоправної втрати. Світла пам’ять Героям. </text:span><text:span text:style-name="T6"/></text:p>
      <text:p text:style-name="P2" loext:marker-style-name="T14"><text:span text:style-name="T14">Попри складні обставини, громада жила, працювала і трималася разом. Протягом року проводилась робота з благоустрою населених пунктів. У час війни, коли навколо багато тривоги, болю і невизначеності, благоустрій та озеленення наших сіл набувають особливого значення. Квіти, доглянуті вулиці, чисті <text:s text:c="2"/>подвір’я — це не просто естетика. Це знак життя, надії й нашої внутрішньої сили. Коли ми садимо дерева, висаджуємо квіти, прикрашаємо рідні оселі, ми ніби говоримо світу й самим собі: ми живемо, ми тримаємося, ми віримо в майбутнє. Краса навколо заспокоює душу, підтримує морально, дарує відчуття дому і єдності. Вона допомагає кожному/кожній з нас вистояти, зберегти людяність і тепло серця навіть у найпохмуріші часи. Доглядаючи свою землю сьогодні, ми закладаємо коріння миру й відродження на завтра. </text:span><text:span text:style-name="T14"/></text:p>
      <text:p text:style-name="P13" loext:marker-style-name="T4"><text:span text:style-name="T4"><text:s text:c="9"/>Продовжували розвивати і нашу інфраструктура: стан доріг на території старостинського округу. </text:span><text:span text:style-name="T15">Ці роботи були важливими для забезпечення безпеки руху та повсякденного життя мешканців. </text:span><text:bookmark-start text:name="_Hlk220399932"/><text:span text:style-name="T4">У червні</text:span><text:bookmark-end text:name="_Hlk220399932"/><text:span text:style-name="T4">-липні <text:s/>за кошти бюджету громади ми провели частково ремонт вуличних доріг та розвезли 288, 22 т щебню. Окрема подяка керівнику ПП «Прогрес – К», який допоміг з технікою. У вересні-жовтні проводився <text:s/>ремонт <text:s/>дороги регіонального значення по вул. Центральна. У жовтні, <text:s/>грудні, </text:span><text:bookmark-start text:name="_Hlk220399991"/><text:span text:style-name="T4">за сприяння </text:span><text:bookmark-end text:name="_Hlk220399991"/><text:span text:style-name="T4">та фінансування міської ради, проводилися роботи в облаштуванні: грейдерування, підсипання польової дороги на вул. Додатки с. Юськівці, <text:s/>для забезпечення належних умов проживання мешканців, безпечного пересування та доступу до домоволодінь.</text:span></text:p>
      <text:p text:style-name="P14" loext:marker-style-name="T4"><text:span text:style-name="T4"><text:s/>Сподіваюсь, що в 2026 році ми продовжимо роботу в цьому ж напрямку та будемо спільно працювати над покращенням дорожньої інфраструктури.</text:span><text:span text:style-name="T4"/></text:p>
      <text:p text:style-name="P7" loext:marker-style-name="T6"><text:span text:style-name="T6">Упродовж року в селах відбувалися різні заходи: культурні, пам’ятні, благодійні, патріотичні. Вони об’єднували людей, підтримували дух громади, допомагали не втрачати віру та людяність у непростий час. Наші люди вкотре довели, що вміють бути єдиними, чуйними та небайдужими. </text:span><text:span text:style-name="T5">Війна кардинально змінила наше життя, але вона також показала силу єдності нашої громади. </text:span></text:p>
      <text:p text:style-name="P9" loext:marker-style-name="T5"><text:span text:style-name="T5"><text:s text:c="4"/><text:tab/>З перших днів повномасштабного вторгнення ми організували роботу так, щоб кожен мешканець мав необхідну допомогу. Спільними зусиллями, з вірою і болем у серці, ми доставляємо гуманітарні вантажі, підтримуємо внутрішньо переміщених осіб (сьогодні в нашому старостинському окрузі їх залишилося лише 13), допомагаємо родинам військових — 93 сім’ям нашого старостату, для яких війна стала щоденною реальністю.</text:span><text:span text:style-name="T5"/></text:p>
      <text:p text:style-name="P9" loext:marker-style-name="T5"><text:span text:style-name="T5"><text:s text:c="9"/>Особливу увагу приділяємо нашим Захисникам. Ми збираємо продукти й готуємо гарячі страви, вкладаючи в них не лише працю, а й душу. Наші люди плетуть сітки, печуть домашнє печиво, ліплять вареники, консервують, сушать овочі та фрукти — усе, щоб передати на передову частинку рідного дому, тепло рук і сердець.</text:span><text:span text:style-name="T5"/></text:p>
      <text:p text:style-name="P9" loext:marker-style-name="T5"><text:span text:style-name="T5"><text:s text:c="7"/>Мешканці діляться останнім, жертвують власні запаси, не рахуючи, не шкодуючи, бо знають: там, на передовій, наші сини, батьки, брати. І ця щирість, ця єдність і людяність – те, що дає сили жити, боротися й вірити в Перемогу. <text:s text:c="5"/><text:tab/>Крім того, мешканці активно підтримують донатами наших Захисників фінансово – <text:s/>проводимо благодійні ярмарки, концерти, <text:s/>збираємо кошти на дрони, електропідстанції, дизельні обігрівачі, рації, </text:span><text:bookmark-start text:name="_Hlk220400545"/><text:span text:style-name="T5">антидрони</text:span><text:bookmark-end text:name="_Hlk220400545"/><text:span text:style-name="T5">, тепловізори, <text:s/>автомобілі <text:s/>та інше необхідне обладнання. </text:span><text:span text:style-name="T5"/></text:p>
      <text:p text:style-name="P9" loext:marker-style-name="T5"><text:span text:style-name="T5"><text:s text:c="7"/><text:tab/>Окрема щира подяка кожному за все. За вашу небайдужість і людяність! За відкриті серця й простягнуті руки допомоги! За кожен зібраний пакунок, кожну приготовлену страву, кожну добру справу! За те, що тримаєтеся, підтримуєте одне одного й наших Захисників. Ваша доброта — це сила, яка наближає Перемогу.</text:span><text:span text:style-name="T4"> <text:s text:c="7"/></text:span></text:p>
      <text:p text:style-name="P4" loext:marker-style-name="T10"><text:span text:style-name="T12">М</text:span><text:span text:style-name="T10">ісцеві священники, пастори церков, спільно молились про захист наших військових. </text:span></text:p>
      <text:p text:style-name="P4" loext:marker-style-name="T10"><text:span text:style-name="T10">У старостинському окрузі успішно функціонує клуб активного довголіття, діяльність якого спрямована на підтримку людей поважного віку, їх соціальну адаптацію та активне залучення до громадського життя.</text:span><text:span text:style-name="T10"/></text:p>
      <text:p text:style-name="P4" loext:marker-style-name="T10"><text:span text:style-name="T10">Протягом звітного періоду для учасників клубу були організовані екскурсії на </text:span><text:bookmark-start text:name="_Hlk220400773"/><text:span text:style-name="T10">екоферму</text:span><text:bookmark-end text:name="_Hlk220400773"/><text:span text:style-name="T10"> «Веселі козенята», яка розташована у селі Хомівка Білецької громади та відвідування вистав у драматичному театрі м. Тернопіль. </text:span><text:span text:style-name="T10"/></text:p>
      <text:p text:style-name="P4" loext:marker-style-name="T10"><text:span text:style-name="T10">Учасники клубу беруть активну участь </text:span><text:bookmark-start text:name="_Hlk220400792"/><text:span text:style-name="T10">у культурно-дозвіллєвих</text:span><text:bookmark-end text:name="_Hlk220400792"/><text:span text:style-name="T10">, інформаційних та оздоровчих заходах, зустрічах за інтересами, тематичних бесідах, майстер-класах. Робота клубу сприяє збереженню фізичного та емоційного здоров’я, подоланню соціальної ізоляції, розширенню кола спілкування, <text:s/>формуванню активної життєвої позиції людей старшого віку. <text:s text:c="2"/></text:span><text:span text:style-name="T10"/></text:p>
      <text:p text:style-name="P4" loext:marker-style-name="T10"><text:soft-page-break/><text:span text:style-name="T10">Клуб активного довголіття став важливим осередком спілкування, взаємопідтримки та позитивних змін, що має важливе значення для розвитку нашої громади та підвищення якості життя її мешканців.</text:span><text:span text:style-name="T10"/></text:p>
      <text:p text:style-name="P4" loext:marker-style-name="T10"><text:span text:style-name="T10">Щиро дякуємо за підтримку та сприяння діяльності клубу активного довголіття Лановецькій міській раді, ГО Українського Червоного Хреста міста Ланівці, <text:s/>Тернопільській обласній організації Товариства Червоного Хреста України, Швейцарському Червоному Хресту, а також нашим друзям і партнерам з Німеччини, м. Лінген. Ваша допомога та небайдужість є важливим складником розвитку клубу й підвищення якості життя людей поважного віку в нашій громаді.</text:span><text:span text:style-name="T10"/></text:p>
      <text:p text:style-name="P9" loext:marker-style-name="T6"><text:span text:style-name="T6"><text:s text:c="9"/>Під час постійної підтримки наших німецьких друзів, Товариства Червоного Хреста України м. Ланівці, ми роздавали гуманітарну допомогу. Дітки в школах та дитячому садочку отримували новорічні подарунки. </text:span><text:span text:style-name="T7"><text:s/></text:span></text:p>
      <text:p text:style-name="P4" loext:marker-style-name="T9"><text:span text:style-name="T13">Протягом звітного року брала участь </text:span><text:span text:style-name="T9">у конференціях з іноземними партнерами, які проходили в Німеччині: м. Мюнстер та м. Лінген.</text:span></text:p>
      <text:p text:style-name="P4" loext:marker-style-name="T9"><text:span text:style-name="T9">2 липня 2025 року, у с. Великий Ходачків, відбувся Перший форум старост Тернопільської області – масштабна подія, яка стала важливим етапом у розвитку місцевого самоврядування. Дякую Лановецькій міській раді за довіру та честь бути не просто делегатом, а <text:s/>ще й брати <text:s/>участь у панельній дискусії, представляючи нашу громаду. <text:s/>Цей досвід надихає працювати ще активніше задля розвитку громади та зміцнення місцевого самоврядування, створення платформ для змістовного діалогу та породження <text:s/>ініціатив. Адже саме у відкритому діалозі між представниками різних рівнів влади, місцевого самоврядування та міжнародних партнерів формуються дієві рішення, які враховують реальні потреби жителів громади!</text:span><text:span text:style-name="T9"/></text:p>
      <text:p text:style-name="P1" loext:marker-style-name="T4"><text:span text:style-name="T4"><text:s text:c="8"/>Звітуючи сьогодні перед вами, сподіваюся на ваше розуміння, підтримку та конструктивну критику. Кожна ваша думка, зауваження чи порада допомагають нам ставати кращими та ефективніше працювати. Щиро дякую всім, хто був зі мною поруч і долучався до змін у нашій громаді. Особлива подяка Лановецькій міській раді за підтримку та допомогу у реалізації наших планів, жителям сіл старостинського округу за вашу активність, працьовитість, доброту та взаємопідтримку, друзям, депутатському корпусу, членам виконкому міської ради та працівникам відділів Лановецької міської ради під керівництвом міського голови Казновецького Романа Володимировича. Вдячна також керівникам ТОВ «Волочиськ Агро», ТОВ «Нове життя» та ПП «Прогрес–К», партнерам з міста Лінгена (Німеччина), волонтерам, громадським активістам і всім, хто живе чи працює на території округу — ваша підтримка, енергія, відданість та спільна праця роблять нашу громаду сильною, об’єднаною та єдиною і надихають рухатися вперед. Разом ми можемо більше, разом ми будуємо наше майбутнє! </text:span><text:span text:style-name="T4"/></text:p>
      <text:p text:style-name="P1" loext:marker-style-name="T4"><text:span text:style-name="T4"><text:s text:c="12"/>Особливо, <text:s/>щира подяка нашим Захисникам і Захисницям — тим, завдяки кому ми сьогодні маємо можливість жити, працювати, планувати й робити свою справу. Завдяки вашій мужності, стійкості та жертовності наші громади тримаються, звучить дитячий сміх, палає світло у вікнах і народжується надія.</text:span><text:span text:style-name="T4"/></text:p>
      <text:p text:style-name="P1" loext:marker-style-name="T4"><text:span text:style-name="T4">Кожен робочий день, кожен мирний ранок — це результат вашої важкої і небезпечної праці.</text:span><text:span text:style-name="T4"/></text:p>
      <text:p text:style-name="P1" loext:marker-style-name="T4"><text:span text:style-name="T4"><text:s text:c="12"/>Низький уклін за захист, за витримку, за віру в Україну. Пам’ятаємо. Дякуємо. Підтримуємо.</text:span><text:span text:style-name="T4"/></text:p>
      <text:p text:style-name="P1" loext:marker-style-name="T4"><text:span text:style-name="T4"><text:s text:c="10"/>У 2026 рік ми йдемо з втомою, але водночас з надією. З розумінням того, як багато випробувань випало на нашу громаду, і з великою вдячністю тим, хто тримає для нас небо. Ми всі плануємо жити й працювати в рідній Україні — підтримувати одне одного, дбати про села, допомагати тим, кому важко, і берегти те, що робить нас сильною спільнотою, зберігаючи головне — людяність, взаємопідтримку та відповідальність перед громадою. Сподіваюсь, що прийдешній рік буде роком витримки, відновлення і тихих, але впевнених змін. </text:span><text:span text:style-name="T4"/></text:p>
      <text:p text:style-name="P4" loext:marker-style-name="T9"><text:span text:style-name="T9">Ми живемо і працюємо в умовах війни, але не втрачаємо віри. Віри в наших Захисників, у силу українського народу та в неминучу Перемогу. Саме з цією вірою дивимось у майбутнє, розуміючи: кожен зроблений крок, кожна добра справа сьогодні — це внесок у мирне й гідне завтра!</text:span><text:span text:style-name="T9"/></text:p>
      <text:p text:style-name="P9" loext:marker-style-name="T4"><text:span text:style-name="T4">Усе буде Україна! Слава ЗСУ! Слава Україні!</text:span><text:span text:style-name="T4"/></text:p>
      <text:p text:style-name="P5" loext:marker-style-name="T9"/>
      <text:p text:style-name="P12" loext:marker-style-name="T4"/>
      <text:p text:style-name="P9" loext:marker-style-name="T2"><text:span text:style-name="T2">Староста<text:tab/> <text:s text:c="69"/><text:tab/><text:tab/><text:tab/> <text:s text:c="6"/>Анна УСІК</text:span><text:span text:style-name="T2"/></text:p>
      <text:p text:style-name="P11" loext:marker-style-name="T2"/>
      <text:p text:style-name="P9" loext:marker-style-name="T2"><text:span text:style-name="T16"><text:line-break/><text:line-break/></text:span></text:p>
      <text:p text:style-name="P11"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uk" fo:country="UA"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у_20_виносці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Текст_20_у_20_виносці_20_Знак" style:display-name="Текст у виносці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ams"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51cm" fo:margin-bottom="0.751cm" fo:margin-left="2.752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r-WK11</meta:initial-creator>
    <dc:creator>Вікторія Хом'як</dc:creator>
    <meta:editing-cycles>2</meta:editing-cycles>
    <meta:print-date>2023-01-16T08:04:00</meta:print-date>
    <meta:creation-date>2026-01-27T09:26:00</meta:creation-date>
    <dc:date>2026-01-27T09:26:00</dc:date>
    <meta:editing-duration>PT1M</meta:editing-duration>
    <meta:generator>LibreOffice/24.2.4.2$Linux_X86_64 LibreOffice_project/51a6219feb6075d9a4c46691dcfe0cd9c4fff3c2</meta:generator>
    <meta:document-statistic meta:table-count="0" meta:image-count="0" meta:object-count="0" meta:page-count="3" meta:paragraph-count="64" meta:word-count="1750" meta:character-count="13102" meta:non-whitespace-character-count="11148"/>
    <meta:user-defined meta:name="AppVersion">16.0000</meta:user-defined>
    <meta:user-defined meta:name="Company">diakov.net</meta:user-defined>
    <meta:template xlink:type="simple" xlink:actuate="onRequest" xlink:title="Normal.dotm" xlink:href=""/>
  </office:meta>
</office:document-meta>
</file>